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  <style:text-properties fo:color="#000000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3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/>
          <table:table-cell office:value-type="string" calcext:value-type="string">
            <text:p>make it longer than 3.1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4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  <table:table-cell office:value-type="string" calcext:value-type="string">
            <text:p>may go to chapter 7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2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  <table:table-cell office:value-type="string" calcext:value-type="string">
            <text:p>move partly to previous chapter?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check order of concepts presented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9" office:value-type="string" calcext:value-type="string">
            <text:p>Semantic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3.</text:p>
          </table:table-cell>
          <table:table-cell table:style-name="ce15" office:value-type="string" calcext:value-type="string" table:number-columns-spanned="2" table:number-rows-spanned="1">
            <text:p>An executable model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3.1.</text:p>
          </table:table-cell>
          <table:table-cell table:style-name="ce7" office:value-type="string" calcext:value-type="string">
            <text:p>Model semantic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4.</text:p>
          </table:table-cell>
          <table:table-cell table:style-name="ce16" office:value-type="string" calcext:value-type="string">
            <text:p>Demonstrati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7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  <table:table-cell office:value-type="string" calcext:value-type="string">
            <text:p>move partly to previous chapter?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2</text:p>
          </table:table-cell>
          <table:table-cell table:style-name="ce4" office:value-type="string" calcext:value-type="string">
            <text:p>Compatibility issu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,</text:p>
          </table:table-cell>
          <table:table-cell table:style-name="ce15" office:value-type="string" calcext:value-type="string" table:number-columns-spanned="2" table:number-rows-spanned="1">
            <text:p>Interpreters modeling spreadsheet semantic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6" office:value-type="string" calcext:value-type="string">
            <text:p>Demonstrati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5" office:value-type="string" calcext:value-type="string" table:number-columns-spanned="2" table:number-rows-spanned="1">
            <text:p>Semantic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3.</text:p>
          </table:table-cell>
          <table:table-cell table:style-name="ce16" office:value-type="string" calcext:value-type="string">
            <text:p>Demonstrati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8" office:value-type="string" calcext:value-type="string">
            <text:p>Natr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2.</text:p>
          </table:table-cell>
          <table:table-cell table:style-name="ce16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3.</text:p>
          </table:table-cell>
          <table:table-cell table:style-name="ce13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4.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6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9:47:13.161968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1-18T19:48:31.124778438</dc:date>
    <meta:editing-duration>PT2H8M56S</meta:editing-duration>
    <meta:editing-cycles>32</meta:editing-cycles>
    <meta:document-statistic meta:table-count="1" meta:cell-count="148" meta:object-count="0"/>
  </office:meta>
</office:document-meta>
</file>